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5cm" svg:height="17.5cm" svg:x="0.3cm" svg:y="6.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3.3cm" svg:height="1.5cm" svg:x="8.8cm" svg:y="19.5cm">
          <text:p text:style-name="P1">“task” shi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cm" svg:height="1.5cm" svg:x="15.6cm" svg:y="14.4cm">
          <text:p text:style-name="P1">“task” validat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cm" svg:height="1.5cm" svg:x="3.7cm" svg:y="16.1cm">
          <text:p text:style-name="P1">“task” packag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cm" svg:height="1.5cm" svg:x="8.1cm" svg:y="12.4cm">
          <text:p text:style-name="P1">“task” stag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cm" svg:height="1.5cm" svg:x="13.5cm" svg:y="10.2cm">
          <text:p text:style-name="P1">“task” star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cm" svg:height="1.5cm" svg:x="-1.3cm" svg:y="19.9cm">
          <text:p text:style-name="P1">grunt:minif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cm" svg:height="1.5cm" svg:x="19.3cm" svg:y="8.7cm">
          <text:p text:style-name="P1">foreman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9.8cm" svg:y1="10.2cm" svg:x2="16.8cm" svg:y2="10.7cm">
          <text:p/>
        </draw:line>
        <draw:custom-shape draw:style-name="gr2" draw:text-style-name="P1" draw:layer="layout" svg:width="3.3cm" svg:height="1.5cm" svg:x="-1.2cm" svg:y="8.3cm">
          <text:p text:style-name="P1">cp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1cm" svg:y1="9.4cm" svg:x2="7.9cm" svg:y2="12.9cm">
          <text:p/>
        </draw:line>
        <draw:custom-shape draw:style-name="gr2" draw:text-style-name="P1" draw:layer="layout" svg:width="3.3cm" svg:height="1.5cm" svg:x="17.1cm" svg:y="25cm">
          <text:p text:style-name="P1">heroku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cm" svg:height="1.5cm" svg:x="8.8cm" svg:y="25.7cm">
          <text:p text:style-name="P1">heroku:gi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cm" svg:height="1.5cm" svg:x="19.6cm" svg:y="20.4cm">
          <text:p text:style-name="P1">drone.io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9.6cm" svg:y1="20.9cm" svg:x2="12.2cm" svg:y2="20.3cm">
          <text:p/>
        </draw:line>
        <draw:line draw:style-name="gr3" draw:text-style-name="P1" draw:layer="layout" svg:x1="21cm" svg:y1="20.3cm" svg:x2="11.2cm" svg:y2="14.1cm">
          <text:p/>
        </draw:line>
        <draw:custom-shape draw:style-name="gr2" draw:text-style-name="P1" draw:layer="layout" svg:width="3.3cm" svg:height="1.5cm" svg:x="21.5cm" svg:y="13cm">
          <text:p text:style-name="P1">cucumb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1.5cm" svg:y1="13.5cm" svg:x2="19cm" svg:y2="14.9cm">
          <text:p/>
        </draw:line>
        <draw:line draw:style-name="gr3" draw:text-style-name="P1" draw:layer="layout" svg:x1="10.4cm" svg:y1="25.6cm" svg:x2="10.4cm" svg:y2="21.2cm">
          <text:p/>
        </draw:line>
        <draw:custom-shape draw:style-name="gr2" draw:text-style-name="P1" draw:layer="layout" svg:width="3.3cm" svg:height="1.5cm" svg:x="8.5cm" svg:y="3.4cm">
          <text:p text:style-name="P1">git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cm" svg:y1="4.9cm" svg:x2="10cm" svg:y2="12.1cm">
          <text:p/>
        </draw:line>
        <draw:line draw:style-name="gr3" draw:text-style-name="P1" draw:layer="layout" svg:x1="1.9cm" svg:y1="19.9cm" svg:x2="4.5cm" svg:y2="17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4T14:37:15</meta:creation-date>
    <dc:date>2014-03-24T15:12:34</dc:date>
    <meta:editing-duration>PT25M57S</meta:editing-duration>
    <meta:editing-cycles>3</meta:editing-cycles>
    <meta:generator>LibreOffice/3.5$Linux_x86 LibreOffice_project/350m1$Build-2</meta:generator>
    <meta:document-statistic meta:object-count="22"/>
  </office:meta>
</office:document-meta>
</file>